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514in" fo:margin-left="-0.075in" table:align="left" style:writing-mode="lr-tb"/>
    </style:style>
    <style:style style:name="Table1.A" style:family="table-column">
      <style:table-column-properties style:column-width="1.025in"/>
    </style:style>
    <style:style style:name="Table1.C" style:family="table-column">
      <style:table-column-properties style:column-width="1.1444in"/>
    </style:style>
    <style:style style:name="Table1.D" style:family="table-column">
      <style:table-column-properties style:column-width="0.9042in"/>
    </style:style>
    <style:style style:name="Table1.F" style:family="table-column">
      <style:table-column-properties style:column-width="1.027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left="0in" fo:margin-right="0in" fo:text-indent="0.5in" style:auto-text-indent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>
      <style:text-properties fo:font-style="italic" style:font-style-asian="italic" style:font-style-complex="italic"/>
    </style:style>
    <style:style style:name="T1" style:family="text">
      <style:text-properties style:font-name="Courier New" style:font-name-complex="Courier New1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rprob3<text:bookmark text:name="_GoBack"/></text:p>
      <text:p text:style-name="Standard">MizzouRisc Assignment 3</text:p>
      <text:p text:style-name="Standard">All instructions assume the use of MizzouRisc. <text:s/></text:p>
      <text:list xml:id="list336236789" text:style-name="WWNum1">
        <text:list-item>
          <text:p text:style-name="P3">(3 points each) Write the assembler instructions to do the following</text:p>
        </text:list-item>
      </text:list>
      <text:p text:style-name="List_20_Paragraph">Place the values 1200H into r1</text:p>
      <text:p text:style-name="P4">LOAD L#1200, r1</text:p>
      <text:p text:style-name="List_20_Paragraph">Assuming that r1’s content is 1200, write the single instruction that places 1206 into r1. </text:p>
      <text:p text:style-name="P4">LOAD 6#R1, R1</text:p>
      <text:p text:style-name="List_20_Paragraph">r3’s content is A, write the instruction that multiplies it by 2 and places the result in r4</text:p>
      <text:p text:style-name="P4">STM R3, R4</text:p>
      <text:list xml:id="list486183675" text:continue-numbering="true" text:style-name="WWNum1">
        <text:list-item>
          <text:p text:style-name="P3">(3 points each) Assemble the following instructions into MizzouRisc machine language</text:p>
        </text:list-item>
      </text:list>
      <text:p text:style-name="List_20_Paragraph">store<text:tab/>r1, (r14)<text:tab/><text:tab/><text:span text:style-name="T2">915E0000</text:span></text:p>
      <text:p text:style-name="P1">load 4#r14, r14 <text:tab/><text:tab/><text:span text:style-name="T2">8E6E0004</text:span></text:p>
      <text:p text:style-name="P1"/>
      <text:list xml:id="list756622139" text:continue-numbering="true" text:style-name="WWNum1">
        <text:list-item>
          <text:p text:style-name="P3">(15 points)For the following Small program respond appropriately to the questions.</text:p>
        </text:list-item>
      </text:list>
      <text:p text:style-name="Standard"><text:span text:style-name="T1">1<text:tab/><text:tab/>Org 1000</text:span></text:p>
      <text:p text:style-name="Standard"><text:span text:style-name="T1">2<text:tab/><text:tab/>Num1: .DW ABAB ABAB, CDCD CDCD</text:span></text:p>
      <text:p text:style-name="Standard"><text:span text:style-name="T1">3<text:tab/><text:tab/>Num2: .DW</text:span></text:p>
      <text:p text:style-name="Standard"><text:span text:style-name="T1">4<text:tab/><text:tab/>Org 2000</text:span></text:p>
      <text:p text:style-name="Standard"><text:span text:style-name="T1">5<text:tab/><text:tab/>load l#1000, r15</text:span></text:p>
      <text:p text:style-name="Standard"><text:span text:style-name="T1">6<text:tab/><text:tab/>load (r15), r1 </text:span></text:p>
      <text:p text:style-name="Standard"><text:span text:style-name="T1">7<text:tab/><text:tab/>load l#5454, r2</text:span></text:p>
      <text:p text:style-name="Standard"><text:span text:style-name="T1">8<text:tab/><text:tab/>load h#1454, r2</text:span></text:p>
      <text:p text:style-name="Standard"><text:span text:style-name="T1">9<text:tab/><text:tab/>AND r1,r2,r3</text:span></text:p>
      <text:p text:style-name="Standard"><text:span text:style-name="T1">10<text:tab/><text:tab/>Store r3, (8#r15)</text:span></text:p>
      <text:p text:style-name="Standard"><text:span text:style-name="T1">11<text:tab/>end: branch(alw) end<text:tab/></text:span></text:p>
      <text:p text:style-name="Standard"/>
      <text:p text:style-name="Standard">Trace the program</text:p>
      <text:p text:style-name="P1"/>
      <text:p text:style-name="P1">Use this table for the trace, <text:s/>there may be more cells than needed.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A"/>
        <table:table-column table:style-name="Table1.F"/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15</text:p>
          </table:table-cell>
          <table:table-cell table:style-name="Table1.A1" office:value-type="string">
            <text:p text:style-name="Standard">r1</text:p>
          </table:table-cell>
          <table:table-cell table:style-name="Table1.A1" office:value-type="string">
            <text:p text:style-name="Standard">r2</text:p>
          </table:table-cell>
          <table:table-cell table:style-name="Table1.A1" office:value-type="string">
            <text:p text:style-name="Standard">3</text:p>
          </table:table-cell>
          <table:table-cell table:style-name="Table1.A1" office:value-type="string">
            <text:p text:style-name="Standard">1008</text:p>
          </table:table-cell>
        </table:table-row>
        <table:table-row table:style-name="Table1.1">
          <table:table-cell table:style-name="Table1.A1" office:value-type="string">
            <text:p text:style-name="Standard">5</text:p>
          </table:table-cell>
          <table:table-cell table:style-name="Table1.A1" office:value-type="string">
            <text:p text:style-name="Standard">00001000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6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ABABABAB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7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00005454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8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14545454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9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00000000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10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00000000</text:p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At the completion of the program</text:p>
      <text:p text:style-name="Standard">What value is in NZVC _0100_____________</text:p>
      <text:p text:style-name="Standard">What value is in Num2 <text:s/>______00000000____</text:p>
      <text:p text:style-name="Standard"><text:soft-page-break/>List the memory address values for the first 5 lines 1)1000 2)1000, 1004 3)1008, 4)2000, 5)2000 ____________________________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text-align="justify" style:justify-single-word="false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line-height="115%" fo:text-align="start" style:justify-single-word="false" fo:text-indent="0in" style:auto-text-indent="false"/>
      <style:text-properties style:font-name="Calibri" fo:font-size="11pt" style:font-name-asian="Calibri1" style:font-size-asian="11pt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0pt"/>
    </style:style>
    <style:style style:name="page_20_number" style:display-name="page numbe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1" style:font-size-asian="8pt" style:font-name-complex="Tahoma1" style:font-size-complex="8pt"/>
    </style:style>
    <style:style style:name="Footer_20_Char" style:display-name="Footer Char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writing-mode="lr-tb" style:layout-grid-color="#c0c0c0" style:layout-grid-lines="44" style:layout-grid-base-height="0.1665in" style:layout-grid-ruby-height="0.0598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rer Jr, Harry W.</meta:initial-creator>
    <meta:editing-cycles>1</meta:editing-cycles>
    <meta:creation-date>2013-11-11T21:50:00</meta:creation-date>
    <dc:date>2014-04-21T08:57:20</dc:date>
    <meta:editing-duration>PT8S</meta:editing-duration>
    <meta:generator>LibreOffice/3.5$MacOSX_x86 LibreOffice_project/7e68ba2-a744ebf-1f241b7-c506db1-7d53735</meta:generator>
    <meta:document-statistic meta:table-count="1" meta:image-count="0" meta:object-count="0" meta:page-count="2" meta:paragraph-count="48" meta:word-count="214" meta:character-count="974" meta:non-whitespace-character-count="1025"/>
    <meta:user-defined meta:name="AppVersion">14.0000</meta:user-defined>
    <meta:user-defined meta:name="Company">M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